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1c2792" fo:background-color="transparent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c2792" fo:background-color="transparent" style:font-name-asian="Garamond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rsid="001c2792" officeooo:paragraph-rsid="001c2792" fo:background-color="transparent" style:font-name-asian="Garamond" style:font-size-asian="18pt" style:font-weight-asian="bold" style:font-name-complex="Garamond" style:font-size-complex="18pt" style:font-weight-complex="bold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c2792" fo:background-color="transparent" style:font-size-asian="18pt" style:font-weight-asian="bold" style:font-name-complex="Garamond" style:font-size-complex="18pt" style:font-weight-complex="bold"/>
    </style:style>
    <style:style style:name="P5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1c2792" fo:background-color="transparent" style:font-size-asian="18pt" style:font-name-complex="Garamond" style:font-size-complex="18pt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1c2792" fo:background-color="transparent" style:font-size-asian="18pt" style:font-name-complex="Garamond" style:font-size-complex="18pt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1c2792"/>
    </style:style>
    <style:style style:name="P8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1c2792" fo:background-color="transparent" style:font-name-asian="Garamond" style:font-size-asian="18pt" style:font-weight-asian="bold" style:font-name-complex="Garamond" style:font-size-complex="18pt" style:font-weight-complex="bold"/>
    </style:style>
    <style:style style:name="P9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da026" officeooo:paragraph-rsid="001da026" fo:background-color="transparent" style:font-size-asian="16pt" style:font-weight-asian="bold" style:font-name-complex="Garamond" style:font-size-complex="16pt" style:font-weight-complex="bold"/>
    </style:style>
    <style:style style:name="P10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none" fo:font-weight="normal" officeooo:rsid="001da026" officeooo:paragraph-rsid="001da026" fo:background-color="transparent" style:font-size-asian="16pt" style:font-weight-asian="normal" style:font-name-complex="Garamond" style:font-size-complex="16pt" style:font-weight-complex="normal"/>
    </style:style>
    <style:style style:name="P11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none" fo:font-weight="normal" officeooo:rsid="0020af03" officeooo:paragraph-rsid="0020af03" fo:background-color="transparent" style:font-size-asian="16pt" style:font-weight-asian="normal" style:font-name-complex="Garamond" style:font-size-complex="16pt" style:font-weight-complex="normal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3212*" fo:start-indent="0cm" fo:end-indent="0cm"/>
          <style:column style:rel-width="3212*" fo:start-indent="0cm" fo:end-indent="0cm"/>
          <style:column style:rel-width="3214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/>
      <text:p text:style-name="P2"/>
      <text:p text:style-name="P2"/>
      <text:p text:style-name="P2"/>
      <text:p text:style-name="P2"><text:s/></text:p>
      <text:h text:style-name="P1" text:outline-level="1">PROG5 - Projet logiciel <text:line-break/>2014-2015</text:h>
      <text:p text:style-name="P4"/>
      <text:p text:style-name="P4"/>
      <text:p text:style-name="P4"/>
      <text:p text:style-name="P3">Liste des fonctionalités</text:p>
      <text:p text:style-name="P5"/>
      <text:p text:style-name="P5"/>
      <text:p text:style-name="P5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éalisé<text:span text:style-name="T1"> </text:span>par :</text:p>
      <text:p text:style-name="P5"><text:span text:style-name="T3">COUTAUD</text:span><text:span text:style-name="T6"> Ulysse</text:span><text:span text:style-name="T5">,</text:span></text:p>
      <text:p text:style-name="P5"><text:span text:style-name="T2">SID-LAKHDAR</text:span><text:span text:style-name="T1"> <text:s/></text:span>Riyane<text:span text:style-name="T1">,</text:span></text:p>
      <text:p text:style-name="P5"><text:span text:style-name="T4">OCHIER</text:span><text:span text:style-name="T7"> Sebastien,</text:span></text:p>
      <text:p text:style-name="P5"><text:span text:style-name="T7"><text:s/></text:span><text:span text:style-name="T4">SELLAM</text:span><text:span text:style-name="T7"> Louis</text:span></text:p>
      <text:p text:style-name="P6">(L3 informatique)</text:p>
      <text:p text:style-name="P5"/>
      <text:p text:style-name="P5"/>
      <text:p text:style-name="P5"/>
      <text:p text:style-name="P5"/>
      <text:p text:style-name="P5">Janvier 2015</text:p>
      <text:p text:style-name="P9"><text:soft-page-break/>Data_processing : </text:p>
      <text:p text:style-name="P9"/>
      <text:section text:style-name="Sect1" text:name="Section1">
        <text:p text:style-name="P10">AND</text:p>
        <text:p text:style-name="P10">EOR</text:p>
        <text:p text:style-name="P10">SUB</text:p>
        <text:p text:style-name="P10">RSB</text:p>
        <text:p text:style-name="P10">ADD</text:p>
        <text:p text:style-name="P10">ADC</text:p>
        <text:p text:style-name="P10">SBC</text:p>
        <text:p text:style-name="P10">RSC</text:p>
        <text:p text:style-name="P10">ORR</text:p>
        <text:p text:style-name="P10">MOV</text:p>
        <text:p text:style-name="P10">BIC</text:p>
        <text:p text:style-name="P10">MVN</text:p>
        <text:p text:style-name="P10">TST</text:p>
        <text:p text:style-name="P10">TEQ</text:p>
        <text:p text:style-name="P10">CMP</text:p>
        <text:p text:style-name="P10">CMN</text:p>
      </text:section>
      <text:p text:style-name="P10"/>
      <text:p text:style-name="P10">Tous les addressing mode page 442 ont été implantés.</text:p>
      <text:p text:style-name="P9"/>
      <text:p text:style-name="P9">Load_Store :</text:p>
      <text:p text:style-name="P10"/>
      <text:section text:style-name="Sect1" text:name="Section2">
        <text:p text:style-name="P10">LDR</text:p>
        <text:p text:style-name="P10">LDRB</text:p>
        <text:p text:style-name="P10">LDRH</text:p>
        <text:p text:style-name="P10">LDRD</text:p>
        <text:p text:style-name="P10">LDRSB</text:p>
        <text:p text:style-name="P10">LDRSH</text:p>
        <text:p text:style-name="P10">LDM</text:p>
        <text:p text:style-name="P10">LDM(2)</text:p>
        <text:p text:style-name="P10">LDM(3)</text:p>
        <text:p text:style-name="P11">LDRBT</text:p>
        <text:p text:style-name="P11">LDRT</text:p>
        <text:p text:style-name="P10">STR</text:p>
        <text:p text:style-name="P10">STRB</text:p>
        <text:p text:style-name="P10">STRH</text:p>
        <text:p text:style-name="P10">STRD</text:p>
        <text:p text:style-name="P10">STM</text:p>
        <text:p text:style-name="P10">STM(2)</text:p>
        <text:p text:style-name="P10">STRSB</text:p>
        <text:p text:style-name="P11">STRBT</text:p>
        <text:p text:style-name="P11">STRT</text:p>
        <text:p text:style-name="P10"/>
        <text:p text:style-name="P10"/>
      </text:section>
      <text:p text:style-name="P10"/>
      <text:p text:style-name="P10">Tous les addressing mode page 458, 473, 481 ont été implantés.</text:p>
      <text:p text:style-name="P9"/>
      <text:p text:style-name="P9">Branch_other :</text:p>
      <text:p text:style-name="P9"/>
      <text:p text:style-name="P10">B/BL</text:p>
      <text:p text:style-name="P10">BLX</text:p>
      <text:p text:style-name="P10">MRS</text:p>
      <text:p text:style-name="P10">MSR</text:p>
      <text:p text:style-name="P11">SWI</text:p>
      <text:p text:style-name="P10"/>
      <text:p text:style-name="P11">Toutes les instruction demandées ont été implantées.</text:p>
      <text:p text:style-name="P11"><text:soft-page-break/>Liste des instructions manquantes (non demandées par le sujet) :</text:p>
      <text:section text:style-name="Sect2" text:name="Section3">
        <text:p text:style-name="P11">BKPT</text:p>
        <text:p text:style-name="P11">BX</text:p>
        <text:p text:style-name="P11">BXJ</text:p>
        <text:p text:style-name="P11">CDP</text:p>
        <text:p text:style-name="P11">CLZ</text:p>
        <text:p text:style-name="P11">CPS</text:p>
        <text:p text:style-name="P11">CPY</text:p>
        <text:p text:style-name="P11">LDC</text:p>
        <text:p text:style-name="P11">LDREX</text:p>
        <text:p text:style-name="P11">MCR</text:p>
        <text:p text:style-name="P11">MCRR</text:p>
        <text:p text:style-name="P11">MLA</text:p>
        <text:p text:style-name="P11">MRC</text:p>
        <text:p text:style-name="P11">MRRC</text:p>
        <text:p text:style-name="P11">MUL</text:p>
        <text:p text:style-name="P11">PKHBT</text:p>
        <text:p text:style-name="P11">PKHTB</text:p>
        <text:p text:style-name="P11">PLD</text:p>
        <text:p text:style-name="P11">QADD</text:p>
        <text:p text:style-name="P11">QADD16</text:p>
        <text:p text:style-name="P11">QADD8</text:p>
        <text:p text:style-name="P11">QADDSUBX</text:p>
        <text:p text:style-name="P11">QDADD</text:p>
        <text:p text:style-name="P11">QDSUB</text:p>
        <text:p text:style-name="P11">QSUB</text:p>
        <text:p text:style-name="P11">QSUB16</text:p>
        <text:p text:style-name="P11">QSUB8</text:p>
        <text:p text:style-name="P11">QSUBADDX</text:p>
        <text:p text:style-name="P11">REV</text:p>
        <text:p text:style-name="P11">REV16</text:p>
        <text:p text:style-name="P11">REVSH</text:p>
        <text:p text:style-name="P11">RFE</text:p>
        <text:p text:style-name="P11">RSB</text:p>
        <text:p text:style-name="P11">RSC</text:p>
        <text:p text:style-name="P11">SADD16</text:p>
        <text:p text:style-name="P11">SADD8</text:p>
        <text:p text:style-name="P11">SADDSUBX</text:p>
        <text:p text:style-name="P11">SBC</text:p>
        <text:p text:style-name="P11">SEL</text:p>
        <text:p text:style-name="P11">SETEND</text:p>
        <text:p text:style-name="P11">SHADD16</text:p>
        <text:p text:style-name="P11">SHADD8</text:p>
        <text:p text:style-name="P11">SHADDSUBX</text:p>
        <text:p text:style-name="P11">SHSUB16</text:p>
        <text:p text:style-name="P11">SHSUB8</text:p>
        <text:p text:style-name="P11">SHSUBADDX</text:p>
        <text:p text:style-name="P11">SMLA</text:p>
        <text:p text:style-name="P11">SMLAD</text:p>
        <text:p text:style-name="P11">SMLAL</text:p>
        <text:p text:style-name="P11">SMLALD</text:p>
        <text:p text:style-name="P11">SMLAW</text:p>
        <text:p text:style-name="P11">SMLSD</text:p>
        <text:p text:style-name="P11">SMLSLD</text:p>
        <text:p text:style-name="P11">SMMLA</text:p>
        <text:p text:style-name="P11">SMMLS</text:p>
        <text:p text:style-name="P11">SMMUL</text:p>
        <text:p text:style-name="P11">SMUAD</text:p>
        <text:p text:style-name="P11">SMUL</text:p>
        <text:p text:style-name="P11">SMULL</text:p>
        <text:p text:style-name="P11">SMULW</text:p>
        <text:p text:style-name="P11">SMUSD</text:p>
        <text:p text:style-name="P11">SRS</text:p>
        <text:p text:style-name="P11">SSAT</text:p>
        <text:p text:style-name="P11">SSAT16</text:p>
        <text:p text:style-name="P11">SSUB16</text:p>
        <text:p text:style-name="P11">SSUB8</text:p>
        <text:p text:style-name="P11">SSUBADDX</text:p>
        <text:p text:style-name="P11">STC</text:p>
        <text:p text:style-name="P11">STREX</text:p>
        <text:p text:style-name="P11">SWP</text:p>
        <text:p text:style-name="P11">SWPB</text:p>
        <text:p text:style-name="P11">SXTAB</text:p>
        <text:p text:style-name="P11">SXTAB16</text:p>
        <text:p text:style-name="P11">SXTAH</text:p>
        <text:p text:style-name="P11">SXTB</text:p>
        <text:p text:style-name="P11">SXTB16</text:p>
        <text:p text:style-name="P11">SXTH</text:p>
        <text:p text:style-name="P11">UADD16</text:p>
        <text:p text:style-name="P11">UADD8</text:p>
        <text:p text:style-name="P11">UADDSUBX</text:p>
        <text:p text:style-name="P11">UHADD16</text:p>
        <text:p text:style-name="P11">UHADD8</text:p>
        <text:p text:style-name="P11">UHADDSUBX</text:p>
        <text:p text:style-name="P11">UHSUB16</text:p>
        <text:p text:style-name="P11">UHSUB8</text:p>
        <text:p text:style-name="P11">UHSUBADDX</text:p>
        <text:p text:style-name="P11">UMAAL</text:p>
        <text:p text:style-name="P11">UMLAL</text:p>
        <text:p text:style-name="P11">UMULL</text:p>
        <text:p text:style-name="P11">UQADD16</text:p>
        <text:p text:style-name="P11">UQADD8</text:p>
        <text:p text:style-name="P11">UQADDSUBX</text:p>
        <text:p text:style-name="P11">UQSUB16</text:p>
        <text:p text:style-name="P11">UQSUB8</text:p>
        <text:p text:style-name="P11">UQSUBADDX</text:p>
        <text:p text:style-name="P11">USAD8</text:p>
        <text:p text:style-name="P11">USADA8</text:p>
        <text:p text:style-name="P11">USAT</text:p>
        <text:p text:style-name="P11">USAT16</text:p>
        <text:p text:style-name="P11">USUB16</text:p>
        <text:p text:style-name="P11">USUB8</text:p>
        <text:p text:style-name="P11">USUBADDX</text:p>
        <text:p text:style-name="P11">UXTAB</text:p>
        <text:p text:style-name="P11">UXTAB16</text:p>
        <text:p text:style-name="P11">UXTAH</text:p>
        <text:p text:style-name="P11">UXTB</text:p>
        <text:p text:style-name="P11">UXTB16</text:p>
        <text:p text:style-name="P11">UXTH</text:p>
      </text:section>
      <text:p text:style-name="P11"/>
      <text:p text:style-name="P11"><text:soft-page-break/></text:p>
      <text:p text:style-name="P11"/>
      <text:p text:style-name="P11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5T10:17:26.375036457</dc:date>
    <dc:creator>sellaml </dc:creator>
    <meta:generator>LibreOffice/4.2.4.2$Linux_X86_64 LibreOffice_project/420m0$Build-2</meta:generator>
    <meta:editing-duration>PT16M53S</meta:editing-duration>
    <meta:editing-cycles>4</meta:editing-cycles>
    <meta:document-statistic meta:table-count="0" meta:image-count="0" meta:object-count="0" meta:page-count="4" meta:paragraph-count="166" meta:word-count="215" meta:character-count="1152" meta:non-whitespace-character-count="1097"/>
  </office:meta>
</office:document-meta>
</file>